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2.355cm" fo:min-width="2.374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294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401cm" fo:min-width="2.29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6" style:family="graphic" style:parent-style-name="standard">
      <style:graphic-properties draw:textarea-horizontal-align="justify" draw:textarea-vertical-align="middle" draw:auto-grow-height="false" fo:min-height="4.907cm" fo:min-width="6.499cm"/>
    </style:style>
    <style:style style:name="gr7" style:family="graphic" style:parent-style-name="standard">
      <style:graphic-properties draw:textarea-horizontal-align="justify" draw:textarea-vertical-align="middle" draw:auto-grow-height="false" fo:min-height="1.605cm" fo:min-width="6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656cm" fo:min-width="0.77cm"/>
    </style:style>
    <style:style style:name="gr10" style:family="graphic" style:parent-style-name="standard">
      <style:graphic-properties draw:fill="solid" draw:fill-color="#ffa6a6" draw:textarea-horizontal-align="justify" draw:textarea-vertical-align="middle" draw:auto-grow-height="false" fo:min-height="1.656cm" fo:min-width="0.77cm"/>
    </style:style>
    <style:style style:name="gr11" style:family="graphic" style:parent-style-name="standard">
      <style:graphic-properties draw:fill="solid" draw:fill-color="#b2b2b2" draw:textarea-horizontal-align="justify" draw:textarea-vertical-align="middle" draw:auto-grow-height="false" fo:min-height="0.746cm" fo:min-width="0.782cm"/>
    </style:style>
    <style:style style:name="gr12" style:family="graphic" style:parent-style-name="standard">
      <style:graphic-properties draw:fill="solid" draw:fill-color="#bf819e" draw:textarea-horizontal-align="justify" draw:textarea-vertical-align="middle" draw:auto-grow-height="false" fo:min-height="2.355cm" fo:min-width="5.993cm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3.451cm"/>
    </style:style>
    <style:style style:name="gr14" style:family="graphic" style:parent-style-name="standard">
      <style:graphic-properties draw:textarea-horizontal-align="justify" draw:textarea-vertical-align="middle" draw:auto-grow-height="false" fo:min-height="1.782cm" fo:min-width="3.451cm"/>
    </style:style>
    <style:style style:name="gr15" style:family="graphic" style:parent-style-name="standard">
      <style:graphic-properties draw:fill="solid" draw:fill-color="#e8f2a1" draw:textarea-horizontal-align="justify" draw:textarea-vertical-align="middle" draw:auto-grow-height="false" fo:min-height="1.726cm" fo:min-width="2.354cm"/>
    </style:style>
    <style:style style:name="gr16" style:family="graphic" style:parent-style-name="standard">
      <style:graphic-properties draw:textarea-horizontal-align="justify" draw:textarea-vertical-align="middle" draw:auto-grow-height="false" fo:min-height="3.814cm" fo:min-width="4.961cm"/>
    </style:style>
    <style:style style:name="gr17" style:family="graphic" style:parent-style-name="standard">
      <style:graphic-properties draw:textarea-horizontal-align="justify" draw:textarea-vertical-align="middle" draw:auto-grow-height="false" fo:min-height="2.319cm" fo:min-width="2.016cm"/>
    </style:style>
    <style:style style:name="gr18" style:family="graphic" style:parent-style-name="standard">
      <style:graphic-properties draw:textarea-horizontal-align="justify" draw:textarea-vertical-align="middle" draw:auto-grow-height="false" fo:min-height="0.675cm" fo:min-width="1.634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465cm" fo:min-width="1.15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a6a6"/>
      <style:paragraph-properties fo:text-align="center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solid" draw:fill-color="#bf819e"/>
      <style:paragraph-properties fo:text-align="center"/>
    </style:style>
    <style:style style:name="P9" style:family="paragraph">
      <loext:graphic-properties draw:fill="solid" draw:fill-color="#e8f2a1"/>
      <style:paragraph-properties fo:text-align="center"/>
    </style:style>
    <style:style style:name="P10" style:family="paragraph"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size="10pt" fo:background-color="transparent" style:font-size-asian="18pt" style:font-size-complex="18pt"/>
    </style:style>
    <style:style style:name="T2" style:family="text">
      <style:text-properties fo:font-size="15pt" fo:background-color="transparent" style:font-size-asian="18pt" style:font-size-complex="18pt"/>
    </style:style>
    <style:style style:name="T3" style:family="text">
      <style:text-properties fo:font-size="15pt" fo:font-style="italic" fo:background-color="transparent" style:font-size-asian="18pt" style:font-style-asian="italic" style:font-size-complex="18pt" style:font-style-complex="italic"/>
    </style:style>
    <style:style style:name="T4" style:family="text">
      <style:text-properties fo:font-size="15pt" fo:font-style="normal" fo:background-color="transparent" style:font-size-asian="18pt" style:font-style-asian="normal" style:font-size-complex="18pt" style:font-style-complex="normal"/>
    </style:style>
    <style:style style:name="T5" style:family="text">
      <style:text-properties fo:font-size="13pt" style:font-size-asian="18pt" style:font-size-complex="18pt"/>
    </style:style>
    <style:style style:name="T6" style:family="text">
      <style:text-properties fo:font-size="13pt" fo:background-color="transparent" style:font-size-asian="18pt" style:font-size-complex="18pt"/>
    </style:style>
    <style:style style:name="T7" style:family="text">
      <style:text-properties fo:font-size="13pt" fo:font-style="italic" fo:background-color="transparent" style:font-size-asian="18pt" style:font-style-asian="italic" style:font-size-complex="18pt" style:font-style-complex="italic"/>
    </style:style>
    <style:style style:name="T8" style:family="text">
      <style:text-properties fo:font-size="13pt" fo:font-style="normal" fo:background-color="transparent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64cm" svg:height="3.683cm" svg:x="1.635cm" svg:y="1.254cm">
          <text:p text:style-name="P1">Cn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064cm" svg:height="3.683cm" svg:x="1.635cm" svg:y="9.763cm">
          <text:p text:style-name="P1">C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4.064cm" svg:height="3.683cm" svg:x="1.635cm" svg:y="15.859cm">
          <text:p text:style-name="P1">Cn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4.064cm" svg:height="3.683cm" svg:x="16.875cm" svg:y="14.843cm">
          <text:p text:style-name="P1">Cn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4.064cm" svg:height="3.683cm" svg:x="16.875cm" svg:y="2.905cm">
          <text:p text:style-name="P1">Cn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4.064cm" svg:height="3.683cm" svg:x="24.495cm" svg:y="3.032cm">
          <text:p text:style-name="P1">Cn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794cm" svg:height="1.524cm" svg:x="2.27cm" svg:y="6.715cm">
          <text:p text:style-name="P1">RS0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667cm" svg:y1="4.937cm" svg:x2="3.667cm" svg:y2="6.715cm" draw:start-shape="id1" draw:start-glue-point="8" draw:end-shape="id2" svg:d="M3667 4937v1778" svg:viewBox="0 0 1 1779">
          <text:p/>
        </draw:connector>
        <draw:connector draw:style-name="gr3" draw:text-style-name="P3" draw:layer="layout" svg:x1="3.667cm" svg:y1="8.239cm" svg:x2="3.667cm" svg:y2="9.763cm" draw:start-shape="id2" draw:start-glue-point="2" draw:end-shape="id3" draw:end-glue-point="4" svg:d="M3667 8239v1524" svg:viewBox="0 0 1 1525">
          <text:p/>
        </draw:connector>
        <draw:custom-shape draw:style-name="gr4" draw:text-style-name="P1" xml:id="id4" draw:id="id4" draw:layer="layout" svg:width="2.794cm" svg:height="1.651cm" svg:x="7.223cm" svg:y="16.875cm">
          <text:p text:style-name="P1">RS1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064cm" svg:y1="7.477cm" svg:x2="8.62cm" svg:y2="16.875cm" draw:start-shape="id2" draw:start-glue-point="1" draw:end-shape="id4" draw:end-glue-point="0" svg:d="M5064 7477h3556v9398" svg:viewBox="0 0 3557 9399">
          <text:p/>
        </draw:connector>
        <draw:connector draw:style-name="gr3" draw:text-style-name="P3" draw:layer="layout" svg:x1="5.699cm" svg:y1="17.7cm" svg:x2="7.223cm" svg:y2="17.7cm" draw:start-shape="id5" draw:start-glue-point="10" draw:end-shape="id4" draw:end-glue-point="3" svg:d="M5699 17700h1524" svg:viewBox="0 0 1525 1">
          <text:p/>
        </draw:connector>
        <draw:custom-shape draw:style-name="gr4" draw:text-style-name="P1" xml:id="id7" draw:id="id7" draw:layer="layout" svg:width="2.794cm" svg:height="1.651cm" svg:x="17.51cm" svg:y="9.763cm">
          <text:p text:style-name="P1">RS3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8.907cm" svg:y1="6.588cm" svg:x2="18.907cm" svg:y2="9.763cm" draw:start-shape="id6" draw:start-glue-point="8" draw:end-shape="id7" draw:end-glue-point="0" svg:d="M18907 6588v3175" svg:viewBox="0 0 1 3176">
          <text:p/>
        </draw:connector>
        <draw:connector draw:style-name="gr3" draw:text-style-name="P3" draw:layer="layout" svg:x1="18.907cm" svg:y1="11.414cm" svg:x2="18.907cm" svg:y2="14.843cm" draw:start-shape="id7" draw:start-glue-point="2" draw:end-shape="id8" draw:end-glue-point="4" svg:d="M18907 11414v3429" svg:viewBox="0 0 1 3430">
          <text:p/>
        </draw:connector>
        <draw:connector draw:style-name="gr3" draw:text-style-name="P3" draw:layer="layout" svg:x1="20.304cm" svg:y1="10.588cm" svg:x2="24.495cm" svg:y2="4.873cm" draw:start-shape="id7" draw:start-glue-point="1" draw:end-shape="id9" draw:end-glue-point="6" svg:d="M20304 10588h2095v-5715h2096" svg:viewBox="0 0 4192 5716">
          <text:p/>
        </draw:connector>
        <draw:custom-shape draw:style-name="gr1" draw:text-style-name="P2" xml:id="id10" draw:id="id10" draw:layer="layout" svg:width="4.064cm" svg:height="3.683cm" svg:x="10.017cm" svg:y="1.254cm">
          <text:p text:style-name="P1">C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2.794cm" svg:height="1.651cm" svg:x="10.652cm" svg:y="7.35cm">
          <text:p text:style-name="P1">RS2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2.049cm" svg:y1="4.937cm" svg:x2="12.049cm" svg:y2="7.35cm" draw:start-shape="id10" draw:start-glue-point="8" draw:end-shape="id11" draw:end-glue-point="0" svg:d="M12049 4937v2413" svg:viewBox="0 0 1 2414">
          <text:p/>
        </draw:connector>
        <draw:connector draw:style-name="gr3" draw:text-style-name="P3" draw:layer="layout" svg:x1="12.049cm" svg:y1="9.001cm" svg:x2="10.017cm" svg:y2="17.7cm" draw:start-shape="id11" draw:start-glue-point="2" draw:end-shape="id4" draw:end-glue-point="1" svg:d="M12049 9001v8699h-2032" svg:viewBox="0 0 2033 8700">
          <text:p/>
        </draw:connector>
        <draw:frame draw:style-name="gr5" draw:text-style-name="P4" draw:layer="layout" svg:width="0.502cm" svg:height="1.237cm" svg:x="18.78cm" svg:y="4.937cm">
          <draw:text-box>
            <text:p/>
          </draw:text-box>
        </draw:frame>
        <draw:custom-shape draw:style-name="gr6" draw:text-style-name="P1" draw:layer="layout" svg:width="6.999cm" svg:height="5.157cm" svg:x="21.701cm" svg:y="14.843cm">
          <text:p text:style-name="P1">Legend:</text:p>
          <text:p text:style-name="P1"><text:span text:style-name="T1"/></text:p>
          <text:p text:style-name="P5"><text:span text:style-name="T2">Cni: </text:span><text:span text:style-name="T2"><text:tab/></text:span><text:span text:style-name="T3">ith</text:span><text:span text:style-name="T4"> controller’s </text:span></text:p>
          <text:p text:style-name="P5"><text:span text:style-name="T4"><text:tab/></text:span><text:span text:style-name="T4">host congregation</text:span></text:p>
          <text:p text:style-name="P5"><text:span text:style-name="T4">RSj:</text:span><text:span text:style-name="T4"><text:tab/></text:span><text:span text:style-name="T3">jth</text:span><text:span text:style-name="T4"> Relay Sw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999cm" svg:height="1.855cm" svg:x="21.701cm" svg:y="12.938cm">
          <text:p text:style-name="P1"><text:span text:style-name="T2">Data Plane</text:span></text:p>
          <text:p text:style-name="P1"><text:span text:style-name="T2">Bird’s eye view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3.446cm" svg:y1="8.175cm" svg:x2="17.51cm" svg:y2="10.588cm" draw:start-shape="id11" draw:start-glue-point="1" draw:end-shape="id7" draw:end-glue-point="3" svg:d="M13446 8175h2032v2413h2032" svg:viewBox="0 0 4065 2414">
          <text:p/>
        </draw:connector>
      </draw:page>
      <draw:page draw:name="page2" draw:style-name="dp1" draw:master-page-name="Default">
        <draw:custom-shape draw:style-name="gr1" draw:text-style-name="P2" xml:id="id17" draw:id="id17" draw:layer="layout" svg:width="4.064cm" svg:height="3.683cm" svg:x="1.635cm" svg:y="1.253cm">
          <text:p text:style-name="P1">Cn(c)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4.064cm" svg:height="3.683cm" svg:x="1.635cm" svg:y="9.762cm">
          <text:p text:style-name="P1">Cn(c)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4.064cm" svg:height="3.683cm" svg:x="1.635cm" svg:y="15.224cm">
          <text:p text:style-name="P1">Cn(c)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4.064cm" svg:height="3.683cm" svg:x="17.129cm" svg:y="15.732cm">
          <text:p text:style-name="P1">Cn(c)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4.064cm" svg:height="3.683cm" svg:x="18.018cm" svg:y="1.381cm">
          <text:p text:style-name="P1">Cn(c)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4.064cm" svg:height="3.683cm" svg:x="24.495cm" svg:y="1.254cm">
          <text:p text:style-name="P1">Cn(c)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94cm" svg:height="1.524cm" svg:x="2.27cm" svg:y="6.334cm">
          <text:p text:style-name="P1">RS(c)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794cm" svg:height="1.651cm" svg:x="13.065cm" svg:y="15.859cm">
          <text:p text:style-name="P1">RS(c)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651cm" svg:x="25.638cm" svg:y="10.779cm">
          <text:p text:style-name="P1">RS(c)3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4.064cm" svg:height="3.683cm" svg:x="10.779cm" svg:y="1.127cm">
          <text:p text:style-name="P1">Cn(c)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94cm" svg:height="1.651cm" svg:x="11.287cm" svg:y="7.35cm">
          <text:p text:style-name="P1">RS(c)2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502cm" svg:height="1.237cm" svg:x="18.78cm" svg:y="4.683cm">
          <draw:text-box>
            <text:p/>
          </draw:text-box>
        </draw:frame>
        <draw:custom-shape draw:style-name="gr6" draw:text-style-name="P1" draw:layer="layout" svg:width="6.999cm" svg:height="5.157cm" svg:x="21.701cm" svg:y="14.842cm">
          <text:p text:style-name="P1">Legend:</text:p>
          <text:p text:style-name="P1"><text:span text:style-name="T1"/></text:p>
          <text:p text:style-name="P5"><text:span text:style-name="T2">Cn(c)i: </text:span><text:span text:style-name="T3">ith</text:span><text:span text:style-name="T4"> Congregation’s</text:span></text:p>
          <text:p text:style-name="P5"><text:span text:style-name="T4"><text:tab/></text:span><text:span text:style-name="T4"> <text:s text:c="3"/></text:span><text:span text:style-name="T4">Controller </text:span></text:p>
          <text:p text:style-name="P5"><text:span text:style-name="T4">RS(c)j: </text:span><text:span text:style-name="T3">jth</text:span><text:span text:style-name="T4"> Relay Switch’s</text:span></text:p>
          <text:p text:style-name="P5"><text:span text:style-name="T4"><text:tab/></text:span><text:span text:style-name="T4"> <text:s text:c="2"/></text:span><text:span text:style-name="T4">Controller</text:span></text:p>
          <text:p text:style-name="P5"><text:span text:style-name="T4">Rk:</text:span><text:span text:style-name="T4"><text:tab/></text:span><text:span text:style-name="T3">kth </text:span><text:span text:style-name="T4">relay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999cm" svg:height="1.855cm" svg:x="21.701cm" svg:y="12.937cm">
          <text:p text:style-name="P1"><text:span text:style-name="T2">Controller Plane</text:span></text:p>
          <text:p text:style-name="P1"><text:span text:style-name="T2">Bird’s eye view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3.81cm" svg:x="6.588cm" svg:y="5.1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12" draw:id="id12" draw:layer="layout" svg:width="2.54cm" svg:height="3.81cm" svg:x="6.589cm" svg:y="5.192cm">
          <text:p text:style-name="P1">R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6" xml:id="id13" draw:id="id13" draw:layer="layout" svg:width="2.54cm" svg:height="3.81cm" svg:x="10.779cm" svg:y="12.176cm">
          <text:p text:style-name="P1">R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7.859cm" svg:y1="9.002cm" svg:x2="12.049cm" svg:y2="12.176cm" draw:start-shape="id12" draw:start-glue-point="6" draw:end-shape="id13" draw:end-glue-point="4" svg:d="M7859 9002v1588h4190v1586" svg:viewBox="0 0 4191 3175">
          <text:p/>
        </draw:connector>
        <draw:custom-shape draw:style-name="gr10" draw:text-style-name="P6" xml:id="id14" draw:id="id14" draw:layer="layout" svg:width="2.54cm" svg:height="3.81cm" svg:x="15.859cm" svg:y="8.493cm">
          <text:p text:style-name="P1">R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3.319cm" svg:y1="14.081cm" svg:x2="15.859cm" svg:y2="10.398cm" draw:start-shape="id13" draw:start-glue-point="7" draw:end-shape="id14" draw:end-glue-point="5" svg:d="M13319 14081h1271v-3683h1269" svg:viewBox="0 0 2541 3684">
          <text:p/>
        </draw:connector>
        <draw:custom-shape draw:style-name="gr10" draw:text-style-name="P6" xml:id="id15" draw:id="id15" draw:layer="layout" svg:width="2.54cm" svg:height="3.81cm" svg:x="19.415cm" svg:y="6.461cm">
          <text:p text:style-name="P1">R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8.399cm" svg:y1="10.398cm" svg:x2="19.415cm" svg:y2="8.366cm" draw:start-shape="id14" draw:start-glue-point="7" draw:end-shape="id15" draw:end-glue-point="5" svg:d="M18399 10398h509v-2032h507" svg:viewBox="0 0 1017 2033">
          <text:p/>
        </draw:connector>
        <draw:custom-shape draw:style-name="gr10" draw:text-style-name="P6" xml:id="id16" draw:id="id16" draw:layer="layout" svg:width="2.54cm" svg:height="3.81cm" svg:x="23.098cm" svg:y="6.461cm">
          <text:p text:style-name="P1">R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21.955cm" svg:y1="8.366cm" svg:x2="23.098cm" svg:y2="8.366cm" draw:start-shape="id15" draw:start-glue-point="7" draw:end-shape="id16" draw:end-glue-point="5" svg:d="M21955 8366h1143" svg:viewBox="0 0 1144 1">
          <text:p/>
        </draw:connector>
        <draw:connector draw:style-name="gr3" draw:text-style-name="P3" draw:layer="layout" svg:x1="5.699cm" svg:y1="3.094cm" svg:x2="7.859cm" svg:y2="5.192cm" draw:start-shape="id17" draw:start-glue-point="10" draw:end-shape="id12" draw:end-glue-point="4" svg:d="M5699 3094h2160v2098" svg:viewBox="0 0 2161 2099">
          <text:p/>
        </draw:connector>
        <draw:connector draw:style-name="gr3" draw:text-style-name="P3" draw:layer="layout" svg:x1="5.699cm" svg:y1="11.603cm" svg:x2="10.779cm" svg:y2="14.081cm" draw:start-shape="id18" draw:start-glue-point="10" draw:end-shape="id13" draw:end-glue-point="5" svg:d="M5699 11603h2540v2478h2540" svg:viewBox="0 0 5081 2479">
          <text:p/>
        </draw:connector>
        <draw:connector draw:style-name="gr3" draw:text-style-name="P3" draw:layer="layout" svg:x1="5.699cm" svg:y1="17.065cm" svg:x2="12.049cm" svg:y2="15.986cm" draw:start-shape="id19" draw:start-glue-point="10" draw:end-shape="id13" draw:end-glue-point="6" svg:d="M5699 17065h6350v-1079" svg:viewBox="0 0 6351 1080">
          <text:p/>
        </draw:connector>
        <draw:connector draw:style-name="gr3" draw:text-style-name="P3" draw:layer="layout" svg:x1="20.05cm" svg:y1="5.064cm" svg:x2="20.685cm" svg:y2="6.461cm" draw:start-shape="id20" draw:start-glue-point="8" draw:end-shape="id15" draw:end-glue-point="4" svg:d="M20050 5064v698h635v699" svg:viewBox="0 0 636 1398">
          <text:p/>
        </draw:connector>
        <draw:connector draw:style-name="gr3" draw:text-style-name="P3" draw:layer="layout" svg:x1="26.527cm" svg:y1="4.937cm" svg:x2="24.368cm" svg:y2="6.461cm" draw:start-shape="id21" draw:start-glue-point="8" draw:end-shape="id16" draw:end-glue-point="4" svg:d="M26527 4937v761h-2159v763" svg:viewBox="0 0 2160 1525">
          <text:p/>
        </draw:connector>
        <draw:connector draw:style-name="gr3" draw:text-style-name="P3" draw:layer="layout" svg:x1="20.685cm" svg:y1="10.271cm" svg:x2="19.161cm" svg:y2="15.732cm" draw:start-shape="id15" draw:start-glue-point="6" draw:end-shape="id22" draw:end-glue-point="4" svg:d="M20685 10271v2731h-1524v2730" svg:viewBox="0 0 1525 5462">
          <text:p/>
        </draw:connector>
        <draw:connector draw:style-name="gr3" draw:text-style-name="P3" draw:layer="layout" svg:x1="12.811cm" svg:y1="4.81cm" svg:x2="9.129cm" svg:y2="7.097cm" draw:start-shape="id23" draw:start-glue-point="8" draw:end-shape="id12" draw:end-glue-point="7" svg:d="M12811 4810v2287h-3682" svg:viewBox="0 0 3683 2288">
          <text:p/>
        </draw:connector>
      </draw:page>
      <draw:page draw:name="page3" draw:style-name="dp1" draw:master-page-name="Default">
        <draw:custom-shape draw:style-name="gr6" draw:text-style-name="P1" draw:layer="layout" svg:width="6.999cm" svg:height="5.157cm" svg:x="21.701cm" svg:y="14.841cm">
          <text:p text:style-name="P1">Legend:</text:p>
          <text:p text:style-name="P1"><text:span text:style-name="T1"/></text:p>
          <text:p text:style-name="P5"><text:span text:style-name="T2">C:</text:span><text:span text:style-name="T2"><text:tab/></text:span><text:span text:style-name="T2">Controller</text:span></text:p>
          <text:p text:style-name="P5"><text:span text:style-name="T2">/:</text:span><text:span text:style-name="T2"><text:tab/></text:span><text:span text:style-name="T2">Root Switch</text:span></text:p>
          <text:p text:style-name="P5"><text:span text:style-name="T2">Si: </text:span><text:span text:style-name="T2"><text:tab/></text:span><text:span text:style-name="T3">ith</text:span><text:span text:style-name="T4"> Switch</text:span></text:p>
          <text:p text:style-name="P5"><text:span text:style-name="T4">Hj:</text:span><text:span text:style-name="T4"><text:tab/></text:span><text:span text:style-name="T3">jth</text:span><text:span text:style-name="T4"> Host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999cm" svg:height="1.855cm" svg:x="21.701cm" svg:y="12.936cm">
          <text:p text:style-name="P1"><text:span text:style-name="T2">A Congregation</text:span></text:p>
          <text:p text:style-name="P1"><text:span text:style-name="T2">of Host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8" draw:id="id28" draw:layer="layout" svg:width="2.286cm" svg:height="1.778cm" svg:x="8.939cm" svg:y="17.132cm">
          <text:p text:style-name="P1">H0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8" xml:id="id24" draw:id="id24" draw:layer="layout" svg:width="9.181cm" svg:height="3.683cm" svg:x="7.948cm" svg:y="1.50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xml:id="id29" draw:id="id29" draw:layer="layout" svg:width="2.286cm" svg:height="1.778cm" svg:x="13.384cm" svg:y="17.132cm">
          <text:p text:style-name="P1">H1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7" xml:id="id30" draw:id="id30" draw:layer="layout" svg:width="2.286cm" svg:height="1.778cm" svg:x="18.337cm" svg:y="12.433cm">
          <text:p text:style-name="P1">H2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3" draw:text-style-name="P1" xml:id="id25" draw:id="id25" draw:layer="layout" svg:width="3.951cm" svg:height="1.905cm" svg:x="23.479cm" svg:y="2.397cm">
          <text:p text:style-name="P1"><text:span text:style-name="T2">Towards Relay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xml:id="id31" draw:id="id31" draw:layer="layout" svg:width="3.951cm" svg:height="2.032cm" svg:x="23.479cm" svg:y="9.255cm">
          <text:p text:style-name="P1"><text:span text:style-name="T2">Towards Relay</text:span></text:p>
          <text:p text:style-name="P1"><text:span text:style-name="T2">Switc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129cm" svg:y1="3.349cm" svg:x2="23.479cm" svg:y2="3.349cm" draw:start-shape="id24" draw:start-glue-point="10" draw:end-shape="id25" draw:end-glue-point="3" svg:d="M17129 3349h6350" svg:viewBox="0 0 6351 1">
          <text:p/>
        </draw:connector>
        <draw:custom-shape draw:style-name="gr11" draw:text-style-name="P7" xml:id="id27" draw:id="id27" draw:layer="layout" svg:width="2.286cm" svg:height="1.778cm" svg:x="4.81cm" svg:y="12.557cm">
          <text:p text:style-name="P1">H2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9" xml:id="id26" draw:id="id26" draw:layer="layout" svg:width="3.672cm" svg:height="2.794cm" svg:x="10.709cm" svg:y="8.874cm">
          <text:p text:style-name="P1">/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svg:x1="12.539cm" svg:y1="5.191cm" svg:x2="12.545cm" svg:y2="8.874cm" draw:start-shape="id24" draw:start-glue-point="8" draw:end-shape="id26" draw:end-glue-point="0" svg:d="M12539 5191v1841h6v1842" svg:viewBox="0 0 7 3684">
          <text:p/>
        </draw:connector>
        <draw:connector draw:style-name="gr3" draw:text-style-name="P3" draw:layer="layout" svg:x1="5.953cm" svg:y1="12.557cm" svg:x2="10.709cm" svg:y2="10.271cm" draw:start-shape="id27" draw:start-glue-point="7" draw:end-shape="id26" draw:end-glue-point="5" svg:d="M5953 12557v-2286h4756" svg:viewBox="0 0 4757 2287">
          <text:p/>
        </draw:connector>
        <draw:connector draw:style-name="gr3" draw:text-style-name="P3" draw:layer="layout" svg:x1="10.082cm" svg:y1="17.132cm" svg:x2="12.106cm" svg:y2="11.668cm" draw:start-shape="id28" draw:start-glue-point="7" draw:end-shape="id26" draw:end-glue-point="6" svg:d="M10082 17132v-2731h2024v-2733" svg:viewBox="0 0 2025 5465">
          <text:p/>
        </draw:connector>
        <draw:connector draw:style-name="gr3" draw:text-style-name="P3" draw:layer="layout" svg:x1="14.527cm" svg:y1="17.132cm" svg:x2="12.545cm" svg:y2="11.668cm" draw:start-shape="id29" draw:start-glue-point="7" draw:end-shape="id26" svg:d="M14527 17132v-2731h-1982v-2733" svg:viewBox="0 0 1983 5465">
          <text:p/>
        </draw:connector>
        <draw:connector draw:style-name="gr3" draw:text-style-name="P3" draw:layer="layout" svg:x1="19.48cm" svg:y1="12.433cm" svg:x2="14.381cm" svg:y2="10.271cm" draw:start-shape="id30" draw:start-glue-point="7" draw:end-shape="id26" draw:end-glue-point="7" svg:d="M19480 12433v-2162h-5099" svg:viewBox="0 0 5100 2163">
          <text:p/>
        </draw:connector>
        <draw:connector draw:style-name="gr3" draw:text-style-name="P3" draw:layer="layout" svg:x1="14.381cm" svg:y1="10.271cm" svg:x2="23.479cm" svg:y2="10.271cm" draw:start-shape="id26" draw:start-glue-point="7" draw:end-shape="id31" draw:end-glue-point="3" svg:d="M14381 10271h9098" svg:viewBox="0 0 9099 1">
          <text:p/>
        </draw:connector>
      </draw:page>
      <draw:page draw:name="page4" draw:style-name="dp1" draw:master-page-name="Default">
        <draw:custom-shape draw:style-name="gr16" draw:text-style-name="P1" xml:id="id33" draw:id="id33" draw:layer="layout" svg:width="5.461cm" svg:height="4.064cm" svg:x="19.034cm" svg:y="1.762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16" draw:text-style-name="P1" xml:id="id32" draw:id="id32" draw:layer="layout" svg:width="5.461cm" svg:height="4.064cm" svg:x="5.445cm" svg:y="1.762cm">
          <text:p text:style-name="P1">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906cm" svg:y1="3.794cm" svg:x2="19.034cm" svg:y2="3.794cm" draw:start-shape="id32" draw:start-glue-point="1" draw:end-shape="id33" draw:end-glue-point="3" svg:d="M10906 3794h8128" svg:viewBox="0 0 8129 1">
          <text:p/>
        </draw:connector>
        <draw:custom-shape draw:style-name="gr17" draw:text-style-name="P1" xml:id="id36" draw:id="id36" draw:layer="layout" svg:width="3.556cm" svg:height="3.633cm" svg:x="6.334cm" svg:y="16.2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34" draw:id="id34" draw:layer="layout" svg:width="3.81cm" svg:height="1.651cm" svg:x="1.762cm" svg:y="9.255cm">
          <text:p text:style-name="P1">ULi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" xml:id="id35" draw:id="id35" draw:layer="layout" svg:width="3.81cm" svg:height="1.651cm" svg:x="10.906cm" svg:y="9.255cm">
          <text:p text:style-name="P1">DLi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" draw:text-style-name="P3" draw:layer="layout" svg:x1="5.096cm" svg:y1="10.081cm" svg:x2="11.382cm" svg:y2="10.081cm" draw:start-shape="id34" draw:start-glue-point="4" draw:end-shape="id35" draw:end-glue-point="6" svg:d="M5096 10081h6286" svg:viewBox="0 0 6287 1">
          <text:p/>
        </draw:connector>
        <draw:custom-shape draw:style-name="gr18" draw:text-style-name="P1" xml:id="id37" draw:id="id37" draw:layer="layout" svg:width="3.81cm" svg:height="1.651cm" svg:x="15.351cm" svg:y="9.255cm">
          <text:p text:style-name="P1">DHi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9" draw:text-style-name="P3" draw:layer="layout" draw:type="line" svg:x1="9.89cm" svg:y1="18.057cm" svg:x2="12.811cm" svg:y2="10.906cm" draw:start-shape="id36" draw:start-glue-point="10" draw:end-shape="id35" draw:end-glue-point="5" svg:d="M9890 18057l2921-7151" svg:viewBox="0 0 2922 7152">
          <text:p/>
        </draw:connector>
        <draw:connector draw:style-name="gr19" draw:text-style-name="P3" draw:layer="layout" draw:type="line" svg:x1="3.667cm" svg:y1="10.906cm" svg:x2="6.334cm" svg:y2="18.057cm" draw:start-shape="id34" draw:start-glue-point="5" draw:end-shape="id36" draw:end-glue-point="6" svg:d="M3667 10906l2667 7151" svg:viewBox="0 0 2668 7152">
          <text:p/>
        </draw:connector>
        <draw:connector draw:style-name="gr19" draw:text-style-name="P3" draw:layer="layout" svg:x1="21.764cm" svg:y1="5.826cm" svg:x2="17.256cm" svg:y2="9.255cm" draw:start-shape="id33" draw:start-glue-point="2" draw:end-shape="id37" draw:end-glue-point="7" svg:d="M21764 5826v1714h-4508v1715" svg:viewBox="0 0 4509 3430">
          <text:p/>
        </draw:connector>
        <draw:custom-shape draw:style-name="gr20" draw:text-style-name="P1" xml:id="id38" draw:id="id38" draw:layer="layout" svg:width="3.302cm" svg:height="3.429cm" svg:x="24.622cm" svg:y="9.128cm">
          <text:p text:style-name="P1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3" draw:layer="layout" svg:x1="21.764cm" svg:y1="5.826cm" svg:x2="26.273cm" svg:y2="9.128cm" draw:start-shape="id33" draw:start-glue-point="2" draw:end-shape="id38" draw:end-glue-point="4" svg:d="M21764 5826v1651h4509v1651" svg:viewBox="0 0 4510 3303">
          <text:p/>
        </draw:connector>
        <draw:connector draw:style-name="gr19" draw:text-style-name="P3" draw:layer="layout" draw:line-skew="0cm -7.372cm" svg:x1="27.924cm" svg:y1="10.843cm" svg:x2="2.238cm" svg:y2="10.081cm" draw:start-shape="id38" draw:start-glue-point="7" draw:end-shape="id34" draw:end-glue-point="6" svg:d="M27924 10843h502v-9589h-27165v8827h977" svg:viewBox="0 0 27166 9590">
          <text:p/>
        </draw:connector>
        <draw:connector draw:style-name="gr19" draw:text-style-name="P3" draw:layer="layout" svg:x1="14.24cm" svg:y1="10.081cm" svg:x2="15.827cm" svg:y2="10.081cm" draw:start-shape="id35" draw:start-glue-point="4" draw:end-shape="id37" draw:end-glue-point="6" svg:d="M14240 10081h1587" svg:viewBox="0 0 1588 1">
          <text:p/>
        </draw:connector>
        <draw:custom-shape draw:style-name="gr7" draw:text-style-name="P1" draw:layer="layout" svg:width="6.999cm" svg:height="1.855cm" svg:x="21.701cm" svg:y="12.936cm">
          <text:p text:style-name="P1"><text:span text:style-name="T2">The Relay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999cm" svg:height="5.157cm" svg:x="21.701cm" svg:y="14.841cm">
          <text:p text:style-name="P1"><text:span text:style-name="T5">Legend:</text:span></text:p>
          <text:p text:style-name="P5"><text:span text:style-name="T6">I:</text:span><text:span text:style-name="T6"><text:tab/></text:span><text:span text:style-name="T6">IDS Server</text:span></text:p>
          <text:p text:style-name="P5"><text:span text:style-name="T6">U:</text:span><text:span text:style-name="T6"><text:tab/></text:span><text:span text:style-name="T6">UDS Server</text:span></text:p>
          <text:p text:style-name="P5"><text:span text:style-name="T6">B:</text:span><text:span text:style-name="T6"><text:tab/></text:span><text:span text:style-name="T6">Broadcast Thread</text:span></text:p>
          <text:p text:style-name="P5"><text:span text:style-name="T6">En:</text:span><text:span text:style-name="T6"><text:tab/></text:span><text:span text:style-name="T7">ith </text:span><text:span text:style-name="T6">External entity</text:span></text:p>
          <text:p text:style-name="P5"><text:span text:style-name="T6">DLi: </text:span><text:span text:style-name="T6"><text:tab/></text:span><text:span text:style-name="T7">ith</text:span><text:span text:style-name="T8"> Downlink Thread</text:span></text:p>
          <text:p text:style-name="P5"><text:span text:style-name="T8">ULi:</text:span><text:span text:style-name="T8"><text:tab/></text:span><text:span text:style-name="T8">i</text:span><text:span text:style-name="T7">th</text:span><text:span text:style-name="T8"> Uplink Thread</text:span></text:p>
          <text:p text:style-name="P5"><text:span text:style-name="T8">Dhi:</text:span><text:span text:style-name="T8"><text:tab/></text:span><text:span text:style-name="T7">ith </text:span><text:span text:style-name="T8">Downlink handler</text:span></text:p>
          <text:p text:style-name="P5"><text:span text:style-name="T8"><text:tab/></text:span><text:span text:style-name="T8">threa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2:19:45.704187472</meta:creation-date>
    <dc:date>2019-05-09T23:37:04.980482509</dc:date>
    <meta:editing-duration>PT1H17M56S</meta:editing-duration>
    <meta:editing-cycles>26</meta:editing-cycles>
    <meta:generator>LibreOffice/6.2.3.2$Linux_X86_64 LibreOffice_project/20$Build-2</meta:generator>
    <meta:document-statistic meta:object-count="89"/>
  </office:meta>
</office:document-meta>
</file>